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D7000004CB93367C629D0E0D17.png" manifest:media-type="image/png"/>
  <manifest:file-entry manifest:full-path="Pictures/100000000000006B000000A828189604F95388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Karim" svg:font-family="'B Karim'" style:font-family-generic="system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B Zar" svg:font-family="'B Z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IRZar" svg:font-family="IRZar" style:font-pitch="variable"/>
    <style:font-face style:name="KacstOne" svg:font-family="KacstOn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 2" svg:font-family="'Wingdings 2'" style:font-family-generic="roman" style:font-pitch="variable" style:font-charset="x-symbol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rl-tb"/>
    </style:style>
    <style:style style:name="Table1.A" style:family="table-column">
      <style:table-column-properties style:column-width="4.0528in"/>
    </style:style>
    <style:style style:name="Table1.B" style:family="table-column">
      <style:table-column-properties style:column-width="2.207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931in" fo:margin-top="0in" fo:margin-bottom="0in" table:align="center" style:writing-mode="lr-tb"/>
    </style:style>
    <style:style style:name="Table2.A" style:family="table-column">
      <style:table-column-properties style:column-width="2.6583in"/>
    </style:style>
    <style:style style:name="Table2.B" style:family="table-column">
      <style:table-column-properties style:column-width="1.0819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1.2799in"/>
    </style:style>
    <style:style style:name="Table2.E" style:family="table-column">
      <style:table-column-properties style:column-width="0.4917in"/>
    </style:style>
    <style:style style:name="Table2.1" style:family="table-row">
      <style:table-row-properties style:min-row-height="0.3924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4" style:family="table-row">
      <style:table-row-properties style:min-row-height="0.7569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5" style:family="table-row">
      <style:table-row-properties style:min-row-height="0.2403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A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11" style:family="table-row">
      <style:table-row-properties style:min-row-height="0.2396in" fo:keep-together="auto"/>
    </style:style>
    <style:style style:name="Table2.A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B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C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D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E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12" style:family="table-row">
      <style:table-row-properties fo:keep-together="auto"/>
    </style:style>
    <style:style style:name="Table2.A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13" style:family="table-row">
      <style:table-row-properties fo:keep-together="auto"/>
    </style:style>
    <style:style style:name="Table2.A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B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C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D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E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3" style:family="table">
      <style:table-properties style:width="6.4972in" fo:margin-left="0.7299in" fo:margin-top="0in" fo:margin-bottom="0in" table:align="left" style:writing-mode="rl-tb"/>
    </style:style>
    <style:style style:name="Table3.A" style:family="table-column">
      <style:table-column-properties style:column-width="0.5035in"/>
    </style:style>
    <style:style style:name="Table3.B" style:family="table-column">
      <style:table-column-properties style:column-width="1.684in"/>
    </style:style>
    <style:style style:name="Table3.C" style:family="table-column">
      <style:table-column-properties style:column-width="0.7146in"/>
    </style:style>
    <style:style style:name="Table3.D" style:family="table-column">
      <style:table-column-properties style:column-width="1.1333in"/>
    </style:style>
    <style:style style:name="Table3.E" style:family="table-column">
      <style:table-column-properties style:column-width="1.2042in"/>
    </style:style>
    <style:style style:name="Table3.F" style:family="table-column">
      <style:table-column-properties style:column-width="1.256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rl-tb"/>
    </style:style>
    <style:style style:name="P1" style:family="paragraph" style:parent-style-name="Frame_20_contents">
      <style:text-properties fo:color="#000000" loext:opacity="100%" officeooo:paragraph-rsid="000611ec" style:font-name-complex="IRZar"/>
    </style:style>
    <style:style style:name="P2" style:family="paragraph" style:parent-style-name="List_20_Paragraph" style:list-style-name="WWNum7">
      <style:paragraph-properties fo:margin-left="0in" fo:margin-right="0.0783in" fo:text-align="end" style:justify-single-word="false" fo:text-indent="0in" style:auto-text-indent="false"/>
      <style:text-properties style:font-name="IRZar" style:font-name-complex="IRZar"/>
    </style:style>
    <style:style style:name="P3" style:family="paragraph" style:parent-style-name="List_20_Paragraph" style:list-style-name="WWNum8">
      <style:paragraph-properties fo:margin-left="0in" fo:margin-right="0.0783in" fo:text-align="end" style:justify-single-word="false" fo:text-indent="0in" style:auto-text-indent="false"/>
      <style:text-properties style:font-name="IRZar" style:font-name-complex="IRZar"/>
    </style:style>
    <style:style style:name="P4" style:family="paragraph" style:parent-style-name="List_20_Paragraph" style:list-style-name="WWNum18">
      <style:paragraph-properties fo:margin-left="0.3307in" fo:margin-right="0.0783in" fo:text-align="end" style:justify-single-word="false" fo:text-indent="0in" style:auto-text-indent="false"/>
      <style:text-properties style:font-name="IRZar" style:font-name-complex="IRZar"/>
    </style:style>
    <style:style style:name="P5" style:family="paragraph" style:parent-style-name="List_20_Paragraph" style:list-style-name="WWNum10">
      <style:paragraph-properties fo:margin-left="0.25in" fo:margin-right="0.0783in" fo:text-align="end" style:justify-single-word="false" fo:text-indent="-0.25in" style:auto-text-indent="false"/>
      <style:text-properties style:font-name="IRZar" style:font-name-complex="IRZar"/>
    </style:style>
    <style:style style:name="P6" style:family="paragraph" style:parent-style-name="List_20_Paragraph" style:list-style-name="WWNum11">
      <style:paragraph-properties fo:margin-left="0.0807in" fo:margin-right="0.0783in" fo:text-align="justify" style:justify-single-word="false" fo:text-indent="0in" style:auto-text-indent="false"/>
      <style:text-properties style:font-name="IRZar" style:font-name-complex="IRZar"/>
    </style:style>
    <style:style style:name="P7" style:family="paragraph" style:parent-style-name="List_20_Paragraph">
      <style:paragraph-properties fo:margin-left="0.5807in" fo:margin-right="0.0783in" fo:text-align="end" style:justify-single-word="false" fo:text-indent="0in" style:auto-text-indent="false"/>
      <style:text-properties style:font-name="IRZar" fo:font-size="13pt" fo:font-weight="bold" style:font-size-asian="13pt" style:font-weight-asian="bold" style:font-name-complex="IRZar" style:font-size-complex="13pt" style:font-weight-complex="bold"/>
    </style:style>
    <style:style style:name="P8" style:family="paragraph" style:parent-style-name="Standard">
      <style:text-properties fo:color="#000000" loext:opacity="100%" style:font-name="IRZar" fo:font-size="7pt" style:font-size-asian="7pt" style:font-name-complex="IRZar" style:font-size-complex="7pt"/>
    </style:style>
    <style:style style:name="P9" style:family="paragraph" style:parent-style-name="Standard" style:master-page-name="Standard">
      <style:paragraph-properties fo:margin-left="0in" fo:margin-right="0.0783in" fo:text-indent="0in" style:auto-text-indent="false" style:page-number="0"/>
      <style:text-properties style:font-name="IRZar" style:font-name-complex="IRZar"/>
    </style:style>
    <style:style style:name="P10" style:family="paragraph" style:parent-style-name="Standard">
      <style:text-properties style:font-name="IRZar" style:font-name-complex="IRZar"/>
    </style:style>
    <style:style style:name="P11" style:family="paragraph" style:parent-style-name="Standard">
      <style:paragraph-properties fo:text-align="justify" style:justify-single-word="false"/>
      <style:text-properties style:font-name="IRZar" style:font-name-complex="IRZar"/>
    </style:style>
    <style:style style:name="P12" style:family="paragraph" style:parent-style-name="Standard">
      <style:paragraph-properties fo:margin-left="0.0783in" fo:margin-right="0.0783in" fo:text-align="justify" style:justify-single-word="false" fo:text-indent="0.1in" style:auto-text-indent="false"/>
      <style:text-properties style:font-name="IRZar" style:font-name-complex="IRZar"/>
    </style:style>
    <style:style style:name="P13" style:family="paragraph" style:parent-style-name="Standard">
      <style:paragraph-properties fo:margin-left="0.0783in" fo:margin-right="0.0783in" fo:text-align="justify" style:justify-single-word="false" fo:text-indent="0.002in" style:auto-text-indent="false"/>
      <style:text-properties style:font-name="IRZar" style:font-name-complex="IRZar"/>
    </style:style>
    <style:style style:name="P14" style:family="paragraph" style:parent-style-name="Standard">
      <style:paragraph-properties fo:margin-left="0.0807in" fo:margin-right="0.0783in" fo:text-align="justify" style:justify-single-word="false" fo:text-indent="0in" style:auto-text-indent="false"/>
      <style:text-properties style:font-name="IRZar" style:font-name-complex="IRZar"/>
    </style:style>
    <style:style style:name="P15" style:family="paragraph" style:parent-style-name="Standard">
      <style:paragraph-properties fo:margin-left="0.0783in" fo:margin-right="0.0783in" fo:orphans="0" fo:widows="0" fo:text-indent="0.1in" style:auto-text-indent="false"/>
      <style:text-properties style:font-name="IRZar" style:font-name-complex="IRZar"/>
    </style:style>
    <style:style style:name="P16" style:family="paragraph" style:parent-style-name="Standard">
      <style:paragraph-properties fo:orphans="0" fo:widows="0"/>
      <style:text-properties style:font-name="IRZar" style:font-name-complex="IRZar"/>
    </style:style>
    <style:style style:name="P17" style:family="paragraph" style:parent-style-name="Standard">
      <style:paragraph-properties fo:text-align="end" style:justify-single-word="false"/>
      <style:text-properties style:font-name="IRZar" style:font-name-complex="IRZar"/>
    </style:style>
    <style:style style:name="P18" style:family="paragraph" style:parent-style-name="Standard">
      <style:paragraph-properties fo:margin-left="0in" fo:margin-right="0.0783in" fo:text-align="end" style:justify-single-word="false" fo:text-indent="0in" style:auto-text-indent="false"/>
      <style:text-properties style:font-name="IRZar" style:font-name-complex="IRZar"/>
    </style:style>
    <style:style style:name="P19" style:family="paragraph" style:parent-style-name="Standard">
      <style:paragraph-properties fo:margin-top="0in" fo:margin-bottom="0.1665in" style:contextual-spacing="false" fo:text-align="end" style:justify-single-word="false"/>
      <style:text-properties style:font-name="IRZar" style:font-name-complex="IRZar"/>
    </style:style>
    <style:style style:name="P20" style:family="paragraph" style:parent-style-name="Standard">
      <style:paragraph-properties fo:margin-left="0in" fo:margin-right="0.0783in" fo:text-align="end" style:justify-single-word="false" fo:text-indent="0in" style:auto-text-indent="false"/>
      <style:text-properties style:font-name="IRZar" fo:font-size="26pt" style:font-size-asian="26pt" style:font-name-complex="IRZar" style:font-size-complex="26pt"/>
    </style:style>
    <style:style style:name="P21" style:family="paragraph" style:parent-style-name="Standard">
      <style:text-properties style:font-name="IRZar" fo:font-size="12pt" fo:font-weight="bold" style:font-size-asian="12pt" style:font-weight-asian="bold" style:font-name-complex="IRZar" style:font-size-complex="12pt" style:font-weight-complex="bold"/>
    </style:style>
    <style:style style:name="P22" style:family="paragraph" style:parent-style-name="Standard">
      <style:paragraph-properties fo:margin-left="0.0783in" fo:margin-right="0.0783in" fo:text-align="justify" style:justify-single-word="false" fo:text-indent="0.1in" style:auto-text-indent="false"/>
      <style:text-properties style:font-name="IRZar" fo:font-size="12pt" style:font-size-asian="12pt" style:font-name-complex="IRZar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IRZar" fo:font-size="12pt" style:font-size-asian="12pt" style:font-name-complex="IRZar" style:font-size-complex="12pt"/>
    </style:style>
    <style:style style:name="P24" style:family="paragraph" style:parent-style-name="Standard">
      <style:paragraph-properties fo:margin-left="0in" fo:margin-right="0.0783in" fo:text-align="justify" style:justify-single-word="false" fo:text-indent="0in" style:auto-text-indent="false"/>
      <style:text-properties style:font-name="IRZar" fo:font-size="12pt" style:font-size-asian="12pt" style:font-name-complex="IRZar" style:font-size-complex="12pt"/>
    </style:style>
    <style:style style:name="P25" style:family="paragraph" style:parent-style-name="Standard">
      <style:paragraph-properties fo:margin-left="0in" fo:margin-right="0.0783in" fo:text-align="end" style:justify-single-word="false" fo:text-indent="0in" style:auto-text-indent="false"/>
      <style:text-properties style:font-name="IRZar" fo:font-size="12pt" style:font-size-asian="12pt" style:font-name-complex="IRZar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IRZar" fo:font-size="12pt" style:font-size-asian="12pt" style:font-name-complex="IRZar" style:font-size-complex="12pt"/>
    </style:style>
    <style:style style:name="P27" style:family="paragraph" style:parent-style-name="Standard">
      <style:text-properties style:font-name="IRZar" fo:font-size="36pt" style:font-size-asian="36pt" style:font-name-complex="IRZar" style:font-size-complex="36pt"/>
    </style:style>
    <style:style style:name="P28" style:family="paragraph" style:parent-style-name="Standard">
      <style:paragraph-properties fo:margin-left="0in" fo:margin-right="0.0783in" fo:text-align="justify" style:justify-single-word="false" fo:text-indent="0in" style:auto-text-indent="false" style:writing-mode="lr-tb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29" style:family="paragraph" style:parent-style-name="Standard">
      <style:paragraph-properties fo:margin-left="0in" fo:margin-right="0.0783in" fo:text-align="justify" style:justify-single-word="false" fo:text-indent="0in" style:auto-text-indent="false" fo:break-before="page" style:writing-mode="lr-tb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IRZar" fo:font-size="13pt" fo:font-weight="bold" style:font-size-asian="13pt" style:font-weight-asian="bold" style:font-name-complex="IRZar" style:font-size-complex="13pt" style:font-weight-complex="bold"/>
    </style:style>
    <style:style style:name="P32" style:family="paragraph" style:parent-style-name="Standard">
      <style:paragraph-properties fo:margin-left="0.0783in" fo:margin-right="0.0783in" fo:text-align="justify" style:justify-single-word="false" fo:text-indent="0.002in" style:auto-text-indent="false"/>
      <style:text-properties style:font-name="IRZar" fo:font-size="13pt" style:font-size-asian="13pt" style:font-name-complex="IRZar" style:font-size-complex="13pt"/>
    </style:style>
    <style:style style:name="P33" style:family="paragraph" style:parent-style-name="Standard">
      <style:paragraph-properties fo:margin-left="0in" fo:margin-right="0.0783in" fo:text-indent="0in" style:auto-text-indent="false"/>
      <style:text-properties style:font-name="IRZar" fo:font-size="9pt" fo:font-weight="bold" style:font-size-asian="9pt" style:font-weight-asian="bold" style:font-name-complex="IRZar" style:font-size-complex="9pt" style:font-weight-complex="bold"/>
    </style:style>
    <style:style style:name="P3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font-size="11pt" fo:language="en" fo:country="US" fo:font-weight="bold" style:letter-kerning="false" style:font-name-asian="F" style:font-size-asian="11pt" style:language-asian="en" style:country-asian="US" style:font-weight-asian="bold" style:font-name-complex="IRZar" style:font-size-complex="11pt" style:language-complex="ar" style:country-complex="SA" style:font-weight-complex="bold"/>
    </style:style>
    <style:style style:name="P3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 style:language-complex="ar" style:country-complex="SA"/>
    </style:style>
    <style:style style:name="P36" style:family="paragraph" style:parent-style-name="Standard">
      <style:paragraph-properties fo:margin-left="0.0783in" fo:margin-right="0in" fo:margin-top="0in" fo:margin-bottom="0in" style:contextual-spacing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 style:language-complex="ar" style:country-complex="SA"/>
    </style:style>
    <style:style style:name="P37" style:family="paragraph" style:parent-style-name="Standard">
      <style:paragraph-properties fo:margin-left="0.0783in" fo:margin-right="0in" fo:margin-top="0in" fo:margin-bottom="0in" style:contextual-spacing="false" fo:text-align="end" style:justify-single-word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 style:language-complex="ar" style:country-complex="SA"/>
    </style:style>
    <style:style style:name="P38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 style:language-complex="ar" style:country-complex="SA"/>
    </style:style>
    <style:style style:name="P3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fo:color="#000000" loext:opacity="100%" style:font-name="IRZar" fo:font-size="13pt" fo:language="en" fo:country="US" style:font-size-asian="13pt" style:font-name-complex="IRZar" style:font-size-complex="13pt" style:language-complex="fa" style:country-complex="IR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fo:color="#ff0000" loext:opacity="100%" style:font-name="IRZar" fo:font-size="13pt" fo:language="en" fo:country="US" style:font-size-asian="13pt" style:font-name-complex="IRZar" style:font-size-complex="13pt" style:language-complex="fa" style:country-complex="IR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style:font-name="IRZar" fo:language="en" fo:country="US" style:font-name-complex="IRZar" style:language-complex="fa" style:country-complex="IR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style:font-name="IRZar" fo:font-size="13pt" fo:language="en" fo:country="US" style:font-size-asian="13pt" style:font-name-complex="IRZar" style:font-size-complex="13pt" style:language-complex="fa" style:country-complex="IR"/>
    </style:style>
    <style:style style:name="P4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45" style:family="paragraph">
      <loext:graphic-properties draw:fill="solid" draw:fill-color="#f79646"/>
      <style:paragraph-properties fo:text-align="start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611ec" style:font-size-asian="12pt" style:font-size-complex="12pt"/>
    </style:style>
    <style:style style:name="T5" style:family="text">
      <style:text-properties fo:font-size="12pt" style:font-name-asian="Wingdings 21" style:font-size-asian="12pt" style:font-size-complex="12pt"/>
    </style:style>
    <style:style style:name="T6" style:family="text">
      <style:text-properties fo:color="#000000" loext:opacity="100%" fo:font-size="22pt" style:font-size-asian="22pt" style:font-size-complex="22pt"/>
    </style:style>
    <style:style style:name="T7" style:family="text">
      <style:text-properties fo:color="#000000" loext:opacity="100%" fo:font-size="13pt" style:font-size-asian="13pt" style:font-size-complex="13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0611ec" style:font-size-asian="24pt" style:font-weight-asian="bold" style:font-size-complex="2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611ec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611ec" style:font-size-asian="14pt" style:font-weight-asian="bold" style:font-size-complex="14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weight="bold" style:font-name-asian="F" style:font-size-asian="9pt" style:font-weight-asian="bold" style:font-size-complex="9pt" style:font-weight-complex="bold"/>
    </style:style>
    <style:style style:name="T17" style:family="text">
      <style:text-properties fo:font-size="9pt" fo:font-weight="bold" style:font-name-asian="Wingdings 21" style:font-size-asian="9pt" style:font-weight-asian="bold" style:font-size-complex="9pt" style:font-weight-complex="bold"/>
    </style:style>
    <style:style style:name="T18" style:family="text">
      <style:text-properties fo:font-size="9pt" style:font-name-asian="F" style:font-size-asian="9pt" style:font-size-complex="9pt" style:language-complex="fa" style:country-complex="IR"/>
    </style:style>
    <style:style style:name="T19" style:family="text">
      <style:text-properties fo:font-size="9pt" style:font-name-asian="F" style:font-size-asian="9pt" style:font-size-complex="9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officeooo:rsid="000611ec" style:font-size-asian="13pt" style:font-size-complex="13pt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4pt" fo:font-weight="bold" style:font-name-asian="F" style:font-size-asian="4pt" style:font-weight-asian="bold" style:font-size-complex="4pt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0.6299in" fo:min-width="1.154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f2f2f2" draw:stroke-linejoin="miter" draw:fill="solid" draw:fill-color="#f79646" draw:textarea-vertical-align="top" draw:auto-grow-height="false" fo:min-height="1.011in" fo:min-width="5.7307in" fo:padding-top="0.0492in" fo:padding-bottom="0.0492in" fo:padding-left="0.0984in" fo:padding-right="0.0984in" fo:wrap-option="wrap" draw:shadow="visible" draw:shadow-offset-x="0.0138in" draw:shadow-offset-y="0.028in" draw:shadow-color="#984807" draw:shadow-opacity="50%" loext:shadow-blur="0in" fo:margin-left="0.0209in" fo:margin-right="0.0362in" fo:margin-top="0.0209in" fo:margin-bottom="0.06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بسم الله الرحمن الرحیم</text:span></text:p>
      <text:p text:style-name="P20"/>
      <text:p text:style-name="P20"/>
      <text:p text:style-name="P10"><text:span text:style-name="T2">باشگاه پژوهشگران جوان و نخبگان<text:line-break/> دانشگاه آزاد اسلامي</text:span></text:p>
      <text:p text:style-name="P10"><text:span text:style-name="T2">اداره کل مسابقات و رویدادهای علمی</text:span></text:p>
      <text:p text:style-name="P21"/>
      <text:p text:style-name="P21"/>
      <text:p text:style-name="P21"><draw:custom-shape text:anchor-type="char" draw:z-index="0" draw:name="AutoShape 12" draw:style-name="gr2" draw:text-style-name="P45" svg:width="6.0476in" svg:height="1.2295in" svg:x="0.1043in" svg:y="0.1957in"><text:p/>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/text:p>
      <text:p text:style-name="P8"/>
      <text:p text:style-name="P10"><text:span text:style-name="T6">طرح نامه برگزاری <text:line-break/> مسابقات، رویدادها و المپیادهای علمی</text:span></text:p>
      <text:p text:style-name="P27"/>
      <text:p text:style-name="P10"><text:span text:style-name="T8">عنوان کامل طرح <text:s/>:</text:span></text:p>
      <text:p text:style-name="P10"><text:span text:style-name="T9">طرح</text:span><text:span text:style-name="T10">‌</text:span><text:span text:style-name="T9">نامه برگزاری مسابقه</text:span><text:span text:style-name="T10">‌</text:span><text:span text:style-name="T9">ی ملی عصر دیجیتال</text:span></text:p>
      <text:p text:style-name="P28"><draw:custom-shape text:anchor-type="char" draw:z-index="6" draw:name="Text Box 10" draw:style-name="gr1" draw:text-style-name="P44" svg:width="1.3543in" svg:height="0.7295in" svg:x="2.6366in" svg:y="0.4709in"><text:p text:style-name="P1"><text:span text:style-name="T11">ویرایش </text:span><text:span text:style-name="T12">۱</text:span></text:p><text:p text:style-name="P1"><text:span text:style-name="T11">بهمن </text:span><text:span text:style-name="T12">۱۴۰۳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30"/>
      <text:p text:style-name="P11"><text:span text:style-name="T13"><text:s/>طرح</text:span><text:span text:style-name="T14">‌</text:span><text:span text:style-name="T13">نامه مسابقه ملی عصر دیجیتال</text:span></text:p>
      <text:p text:style-name="P30"/>
      <text:p text:style-name="P11"><text:span text:style-name="T2">چکیده: </text:span></text:p>
      <text:p text:style-name="P22"/>
      <text:p text:style-name="P11"><text:span text:style-name="T3">مسابقه ملی عصر</text:span><text:span text:style-name="T2"> </text:span><text:span text:style-name="T3">دیجیتال</text:span> <text:span text:style-name="T3">در جهت افزایش توانمندی های تخصصی و فردی دانشجویان رشته های کامپیوتر ، برق ، نرم افزار ، هوش مصنوعی و...... دانشگاه آزاد اسلامی در زمینه هوش مصنوعی و امنیت شبکه بصورت ملی برگزار میگردد. </text:span></text:p>
      <text:p text:style-name="P11"><text:span text:style-name="T3">مسابقه شامل دوره های آموزشی تخصصی ، آموزش توسعه توانمندی های فردی و در انتها برگزاری مسابقه میباشد.</text:span></text:p>
      <text:p text:style-name="P11"><text:span text:style-name="T3">مسابقات بصورت تیمی بوده (حداقل 3 و حداکثر 5 نفر) و شرکت کنندگان مطابق با مسئله تعریف شده و طی زمان اعلامی به رقابت علمی میپردازند.</text:span></text:p>
      <text:p text:style-name="P23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5"><text:span text:style-name="T3">حوزه های برگزاری مسابقات ملی عصر دیجیتال</text:span>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5"><text:span text:style-name="T3">....................................................</text:span></text:p>
          </table:table-cell>
          <table:table-cell table:style-name="Table1.B2" office:value-type="string">
            <text:p text:style-name="P15"><text:span text:style-name="T3">هوش مصنوعی</text:span></text:p>
          </table:table-cell>
        </table:table-row>
        <table:table-row table:style-name="Table1.1">
          <table:table-cell table:style-name="Table1.A3" office:value-type="string">
            <text:p text:style-name="P16"><text:s/>تست نفوذ / CTF</text:p>
          </table:table-cell>
          <table:table-cell table:style-name="Table1.B3" office:value-type="string">
            <text:p text:style-name="P15"><text:span text:style-name="T3">امنیت شبکه</text:span></text:p>
          </table:table-cell>
        </table:table-row>
      </table:table>
      <text:p text:style-name="P23"/>
      <text:p text:style-name="P12"><text:bookmark-start text:name="_Hlk188456843"/><text:span text:style-name="T3">تاریخ برگزاری مسابقات عصر دیجیتال ...................................... <text:s/>مکان برگزاری دانشگاه آزاد اسلامی واحد ........................ </text:span><text:bookmark-end text:name="_Hlk188456843"/></text:p>
      <text:p text:style-name="P24"/>
      <text:p text:style-name="P17"><text:span text:style-name="T2"><text:s/>اهداف برگزاری: </text:span><text:span text:style-name="T15">( در اين قسمت به صورت شماره گذاری شده و به تفکیک اهداف اصلی و فرعی فهرست شود)</text:span></text:p>
      <text:p text:style-name="P18"><text:span text:style-name="T2">هدف اصلی:</text:span></text:p>
      <text:list xml:id="list1473849800" text:style-name="WWNum7">
        <text:list-header>
          <text:p text:style-name="P2"><text:span text:style-name="T21"/></text:p>
          <text:p text:style-name="P2"><text:span text:style-name="T21">۱ - </text:span><text:span text:style-name="T20">سازمان دهی و شناسایی ظرفیت نخبگانی هر واحد دانشگاهی</text:span></text:p>
          <text:p text:style-name="P2"><text:span text:style-name="T4">۲ - </text:span><text:span text:style-name="T3">درگیری و نقش آفرینی انجمن های علمی </text:span></text:p>
          <text:p text:style-name="P2"><text:span text:style-name="T4">۳ - </text:span><text:span text:style-name="T3">بستر سازی به جهت توانمندسازی انجمن های علمی در راستای برگزاری فرایند ترویجی</text:span></text:p>
          <text:p text:style-name="P2"><text:span text:style-name="T4">۴ - </text:span><text:span text:style-name="T3">تقویت مهارت های تخصصی و فردی دانشجویان </text:span></text:p>
          <text:p text:style-name="P2"><text:span text:style-name="T4">۵ - </text:span><text:span text:style-name="T3">تقویت مهارت کار تیمی</text:span></text:p>
        </text:list-header>
      </text:list>
      <text:p text:style-name="P25"/>
      <text:p text:style-name="P18"><text:span text:style-name="T2">اهداف فرعی:</text:span></text:p>
      <text:p text:style-name="P25"/>
      <text:list xml:id="list1909288526" text:style-name="WWNum8">
        <text:list-header>
          <text:p text:style-name="P3"><text:span text:style-name="T21">۱ - </text:span><text:span text:style-name="T20">آشنایی بیشتر دانشجویان با ظرفیت انجمن های علمی و باشگاه پژوهشگران و نخبگان دانشگاه آزاد اسلامی</text:span></text:p>
          <text:p text:style-name="P3"><text:span text:style-name="T21">۲ - </text:span><text:span text:style-name="T20">بکارگیری دانشجویان نخبه و مسستعد در جهت حل مسائل صنعتی کشور </text:span></text:p>
          <text:p text:style-name="P3"><text:span text:style-name="T21">۳ - </text:span><text:span text:style-name="T20">ایجاد انگیزه ، شور و نشاط در محیط دانشگاه</text:span></text:p>
          <text:p text:style-name="P3"><text:span text:style-name="T21">۴ - </text:span><text:span text:style-name="T20">آشنایی دانشجویان با مسائل و چالش های صنعتی</text:span></text:p>
          <text:p text:style-name="P3"><text:soft-page-break/><text:span text:style-name="T21">۵ - </text:span><text:span text:style-name="T20">ایجاد فضای سالم رقابتی علمی – مهارتی </text:span></text:p>
        </text:list-header>
      </text:list>
      <text:p text:style-name="P22"/>
      <text:p text:style-name="P7"/>
      <text:p text:style-name="P7"/>
      <text:p text:style-name="P7"/>
      <text:p text:style-name="P17"><text:span text:style-name="T22">مهارت های مورد ارزیابی:</text:span></text:p>
      <text:p text:style-name="P31"/>
      <text:list xml:id="list238202234" text:style-name="WWNum18">
        <text:list-header>
          <text:p text:style-name="P4"><text:span text:style-name="T21">۱ - </text:span><text:span text:style-name="T20">تسلط بر سیستم ها</text:span></text:p>
          <text:p text:style-name="P4"><text:span text:style-name="T21">۲ - </text:span><text:span text:style-name="T20">رمزنگاری</text:span></text:p>
          <text:p text:style-name="P4"><text:span text:style-name="T21">۳ - </text:span><text:span text:style-name="T20">مهندسی معکوس</text:span></text:p>
          <text:p text:style-name="P4"><text:span text:style-name="T21">۴ - </text:span><text:span text:style-name="T20">جرم شناسی</text:span></text:p>
          <text:p text:style-name="P4"><text:span text:style-name="T21">۵ - </text:span><text:span text:style-name="T20">نفوذ به وب</text:span></text:p>
        </text:list-header>
      </text:list>
      <text:p text:style-name="P32"/>
      <text:p text:style-name="P13"><text:span text:style-name="T2">نحوه برگزاری:</text:span></text:p>
      <text:p text:style-name="P13"><text:span text:style-name="T2">مسابقات مقدماتی</text:span></text:p>
      <text:p text:style-name="P13"><text:span text:style-name="T3">مسابقه در یک روز مطابق با حوزه های هوش مصنوعی و امنیت سایبری در یک واحد دانشگاهی بصورت متمرکز برگزار خواهد شد.</text:span></text:p>
      <text:p text:style-name="P13"><text:span text:style-name="T3">هر واحد دانشگاهی موظف خواهد بود قبل از برگزاری مسابقه دوره های آموزشی تخصصی مرتبط با مسابقه را در واحد دانشگاهی خود برگزار نماید. </text:span><text:bookmark-start text:name="_Hlk189041668"/></text:p>
      <text:p text:style-name="P13"><text:span text:style-name="T3">مسابقه بصورت تیمی بوده (حداقل 3 و حداکثر 5 نفر) و امکان شرکت بصورت انفرادی مقدور نخواهد بود.</text:span><text:bookmark-end text:name="_Hlk189041668"/></text:p>
      <text:p text:style-name="P13"><text:span text:style-name="T3">محدودیتی من باب تعداد تیم های شرکت کننده در مسابقه مدنظر نمیباشد.</text:span></text:p>
      <text:p text:style-name="P13"><text:span text:style-name="T3">روند نمای برگزاری مسابقه </text:span></text:p>
      <text:list xml:id="list4001132086" text:style-name="WWNum11">
        <text:list-header>
          <text:p text:style-name="P6"><text:span text:style-name="T4">۱ - </text:span><text:span text:style-name="T3">برگزاری دوره های آموزشی تخصصی (بصورت حضوری) و توسعه توانمندی های فردی متناسب با حوزه های رویداد (مجازی)</text:span></text:p>
          <text:p text:style-name="P6"><text:span text:style-name="T4">۲ - </text:span><text:span text:style-name="T3">برگزاری مسابقه در حوزه های مختلف بصورت همزمان میباشد.</text:span></text:p>
          <text:p text:style-name="P6"><text:span text:style-name="T4">۳ - </text:span><text:span text:style-name="T3">داوری مسابقه و اعلام نتایج</text:span></text:p>
        </text:list-header>
      </text:list>
      <text:p text:style-name="P14"><text:span text:style-name="T3">ابتدا دانشجویان <text:s/>در دوه های آموزشی تخصصی مربوط به حوزه تحصیلی خود شرکت کرده سپس به تیم های </text:span><text:span text:style-name="T4">۳</text:span><text:span text:style-name="T3"> الی </text:span><text:span text:style-name="T4">۵</text:span><text:span text:style-name="T3"> نفره تقسیم بندی میشوند.</text:span></text:p>
      <text:p text:style-name="P14"><text:span text:style-name="T3">سپس برای تمامی شرکت کنندگان ، دوره های توانمند سازی جهت افزایش مهارت های فردی و تیمی بصورت مجازی برگزار میگردد.</text:span></text:p>
      <text:p text:style-name="P14"><text:span text:style-name="T3">فرایند مسابقات به صورت ارائه مسئله صنعتی میباشد و دانشجویان باید در جهت حل مسئله مورد نظر تلاش نمایند.</text:span></text:p>
      <text:p text:style-name="P14"><text:span text:style-name="T3">نتایج حاصله از مسابقه توسط هیئت داوری هر حوزه مورد ارزیابی قرار گرفته و از برگزیدگان تقدیر بعمل می آید.</text:span></text:p>
      <text:p text:style-name="P14"><text:span text:style-name="T3">همچنین از تیم های برگزیده جهت شرکت در پروژه های فناورانه مسئله محور صنعتی دعوت بعمل می آید.</text:span>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42"><text:span text:style-name="T11">مسئول پیگیری</text:span></text:p>
          </table:table-cell>
          <table:table-cell table:style-name="Table2.A1" office:value-type="string">
            <text:p text:style-name="P42"><text:span text:style-name="T11">مهلت انجام</text:span></text:p>
          </table:table-cell>
          <table:table-cell table:style-name="Table2.A1" office:value-type="string">
            <text:p text:style-name="P42"><text:span text:style-name="T11">توضیحات</text:span></text:p>
          </table:table-cell>
          <table:table-cell table:style-name="Table2.A1" office:value-type="string">
            <text:p text:style-name="P42"><text:span text:style-name="T11">فعالیت</text:span></text:p>
          </table:table-cell>
          <table:table-cell table:style-name="Table2.A1" office:value-type="string">
            <text:p text:style-name="P42"><text:span text:style-name="T11">ردیف</text:span></text:p>
          </table:table-cell>
        </table:table-row>
        <table:table-row table:style-name="Table2.2">
          <table:table-cell table:style-name="Table2.A2" table:number-rows-spanned="3" office:value-type="string">
            <text:p text:style-name="P42"><text:span text:style-name="T7">***</text:span></text:p>
          </table:table-cell>
          <table:table-cell table:style-name="Table2.B2" office:value-type="string">
            <text:p text:style-name="P42"><text:span text:style-name="T20">**</text:span></text:p>
          </table:table-cell>
          <table:table-cell table:style-name="Table2.C2" office:value-type="string">
            <text:p text:style-name="P42"><text:span text:style-name="T20">تهیه و انتشار پوستر (آموزشی و مسابقات)</text:span></text:p>
          </table:table-cell>
          <table:table-cell table:style-name="Table2.D2" table:number-rows-spanned="3" office:value-type="string">
            <text:p text:style-name="P42"><text:span text:style-name="T20">تبلیغات</text:span></text:p>
          </table:table-cell>
          <table:table-cell table:style-name="Table2.E2" table:number-rows-spanned="3" office:value-type="string">
            <text:p text:style-name="P42"><text:span text:style-name="T20">۱</text:span></text:p>
          </table:table-cell>
        </table:table-row>
        <table:table-row table:style-name="Table2.3">
          <table:covered-table-cell table:style-name="Table2.A3"/>
          <table:table-cell table:style-name="Table2.B3" office:value-type="string">
            <text:p text:style-name="P42"><text:span text:style-name="T20">**</text:span></text:p>
          </table:table-cell>
          <table:table-cell table:style-name="Table2.C3" office:value-type="string">
            <text:p text:style-name="P42"><text:span text:style-name="T20">تهیه و انتشار کلیپ های تبلیغاتی</text:span></text:p>
          </table:table-cell>
          <table:covered-table-cell table:style-name="Table2.D3"/>
          <table:covered-table-cell table:style-name="Table2.E3"/>
        </table:table-row>
        <table:table-row table:style-name="Table2.4">
          <table:covered-table-cell table:style-name="Table2.A4"/>
          <table:table-cell table:style-name="Table2.B4" office:value-type="string">
            <text:p text:style-name="P42"><text:span text:style-name="T20">**</text:span></text:p>
          </table:table-cell>
          <table:table-cell table:style-name="Table2.C4" office:value-type="string">
            <text:p text:style-name="P42"><text:span text:style-name="T20">تهیه بستر ثبت نام (سایت)</text:span></text:p>
          </table:table-cell>
          <table:covered-table-cell table:style-name="Table2.D4"/>
          <table:covered-table-cell table:style-name="Table2.E4"/>
        </table:table-row>
        <table:table-row table:style-name="Table2.5">
          <table:table-cell table:style-name="Table2.A5" office:value-type="string">
            <text:p text:style-name="P42"><text:span text:style-name="T7">***</text:span></text:p>
          </table:table-cell>
          <table:table-cell table:style-name="Table2.B5" office:value-type="string">
            <text:p text:style-name="P42"><text:span text:style-name="T20">**</text:span></text:p>
          </table:table-cell>
          <table:table-cell table:style-name="Table2.C5" office:value-type="string">
            <text:p text:style-name="P42"><text:span text:style-name="T20">برگزاری پنل تخصصی آشنایی با فرایند مسابقه ملی عصر دیجیتال</text:span></text:p>
          </table:table-cell>
          <table:table-cell table:style-name="Table2.D5" table:number-rows-spanned="4" office:value-type="string">
            <text:p text:style-name="P42"><text:span text:style-name="T20">آمادگی برای مسابقه</text:span></text:p>
          </table:table-cell>
          <table:table-cell table:style-name="Table2.E5" table:number-rows-spanned="4" office:value-type="string">
            <text:p text:style-name="P42"><text:span text:style-name="T20">2</text:span></text:p>
            <text:p text:style-name="P43"/>
          </table:table-cell>
        </table:table-row>
        <table:table-row table:style-name="Table2.5">
          <table:table-cell table:style-name="Table2.A6" office:value-type="string">
            <text:p text:style-name="P42"><text:span text:style-name="T7">***</text:span></text:p>
          </table:table-cell>
          <table:table-cell table:style-name="Table2.B6" office:value-type="string">
            <text:p text:style-name="P42"><text:span text:style-name="T20">**</text:span></text:p>
          </table:table-cell>
          <table:table-cell table:style-name="Table2.C6" office:value-type="string">
            <text:p text:style-name="P42"><text:span text:style-name="T20">برگزاری دوره های آموزشی تخصصی</text:span></text:p>
          </table:table-cell>
          <table:covered-table-cell table:style-name="Table2.D6"/>
          <table:covered-table-cell table:style-name="Table2.E6"/>
        </table:table-row>
        <table:table-row table:style-name="Table2.5">
          <table:table-cell table:style-name="Table2.A7" office:value-type="string">
            <text:p text:style-name="P42"><text:span text:style-name="T20">***</text:span></text:p>
          </table:table-cell>
          <table:table-cell table:style-name="Table2.B7" office:value-type="string">
            <text:p text:style-name="P42"><text:span text:style-name="T20">**</text:span></text:p>
          </table:table-cell>
          <table:table-cell table:style-name="Table2.C7" office:value-type="string">
            <text:p text:style-name="P42"><text:span text:style-name="T20">برگزاری دوره های آموزشی توانمند سازی<text:line-break/></text:span></text:p>
          </table:table-cell>
          <table:covered-table-cell table:style-name="Table2.D7"/>
          <table:covered-table-cell table:style-name="Table2.E7"/>
        </table:table-row>
        <table:table-row table:style-name="Table2.5">
          <table:table-cell table:style-name="Table2.A8" office:value-type="string">
            <text:p text:style-name="P42"><text:span text:style-name="T20">***</text:span></text:p>
          </table:table-cell>
          <table:table-cell table:style-name="Table2.B8" office:value-type="string">
            <text:p text:style-name="P42"><text:span text:style-name="T20">**</text:span></text:p>
          </table:table-cell>
          <table:table-cell table:style-name="Table2.C8" office:value-type="string">
            <text:p text:style-name="P42"><text:span text:style-name="T20">تیم سازی</text:span></text:p>
          </table:table-cell>
          <table:covered-table-cell table:style-name="Table2.D8"/>
          <table:covered-table-cell table:style-name="Table2.E8"/>
        </table:table-row>
        <table:table-row table:style-name="Table2.5">
          <table:table-cell table:style-name="Table2.A9" office:value-type="string">
            <text:p text:style-name="P42"><text:span text:style-name="T7">***</text:span></text:p>
          </table:table-cell>
          <table:table-cell table:style-name="Table2.B9" office:value-type="string">
            <text:p text:style-name="P42"><text:span text:style-name="T20">**</text:span></text:p>
          </table:table-cell>
          <table:table-cell table:style-name="Table2.C9" office:value-type="string">
            <text:p text:style-name="P42"><text:span text:style-name="T20">اعلام اسامی نهایی</text:span></text:p>
          </table:table-cell>
          <table:table-cell table:style-name="Table2.D9" office:value-type="string">
            <text:p text:style-name="P42"><text:span text:style-name="T20">نهایی شدن تیم</text:span><text:span text:style-name="T21">‌</text:span><text:span text:style-name="T20">ها</text:span></text:p>
          </table:table-cell>
          <table:table-cell table:style-name="Table2.E9" office:value-type="string">
            <text:p text:style-name="P42"><text:span text:style-name="T20">3</text:span></text:p>
          </table:table-cell>
        </table:table-row>
        <table:table-row table:style-name="Table2.5">
          <table:table-cell table:style-name="Table2.A10" table:number-rows-spanned="2" office:value-type="string">
            <text:p text:style-name="P42"><text:span text:style-name="T20">***</text:span></text:p>
          </table:table-cell>
          <table:table-cell table:style-name="Table2.B10" office:value-type="string">
            <text:p text:style-name="P42"><text:span text:style-name="T20">**</text:span></text:p>
          </table:table-cell>
          <table:table-cell table:style-name="Table2.C10" office:value-type="string">
            <text:p text:style-name="P42"><text:span text:style-name="T20">طراحی مسائل بر اساس حوزه های <text:s/>مسابقه</text:span></text:p>
          </table:table-cell>
          <table:table-cell table:style-name="Table2.D10" table:number-rows-spanned="2" office:value-type="string">
            <text:p text:style-name="P42"><text:span text:style-name="T20">آماده سازی شرایط برگزاری</text:span></text:p>
          </table:table-cell>
          <table:table-cell table:style-name="Table2.E10" table:number-rows-spanned="2" office:value-type="string">
            <text:p text:style-name="P42"><text:span text:style-name="T20">4</text:span></text:p>
          </table:table-cell>
        </table:table-row>
        <table:table-row table:style-name="Table2.11">
          <table:covered-table-cell table:style-name="Table2.A11"/>
          <table:table-cell table:style-name="Table2.B11" office:value-type="string">
            <text:p text:style-name="P42"><text:span text:style-name="T20">**</text:span></text:p>
          </table:table-cell>
          <table:table-cell table:style-name="Table2.C11" office:value-type="string">
            <text:p text:style-name="P42"><text:span text:style-name="T20">فضای مسابقه و شرایط برگزاری</text:span></text:p>
          </table:table-cell>
          <table:covered-table-cell table:style-name="Table2.D11"/>
          <table:covered-table-cell table:style-name="Table2.E11"/>
        </table:table-row>
        <table:table-row table:style-name="Table2.12">
          <table:table-cell table:style-name="Table2.A12" office:value-type="string">
            <text:p text:style-name="P43"/>
            <text:p text:style-name="P42"><text:span text:style-name="T20">***</text:span></text:p>
          </table:table-cell>
          <table:table-cell table:style-name="Table2.B12" office:value-type="string">
            <text:p text:style-name="P42"><text:span text:style-name="T20">**</text:span></text:p>
          </table:table-cell>
          <table:table-cell table:style-name="Table2.C12" office:value-type="string">
            <text:p text:style-name="P42"><text:span text:style-name="T20">حضوری<text:line-break/></text:span></text:p>
          </table:table-cell>
          <table:table-cell table:style-name="Table2.D12" office:value-type="string">
            <text:p text:style-name="P42"><text:span text:style-name="T20">برگزاری مسابقه</text:span></text:p>
          </table:table-cell>
          <table:table-cell table:style-name="Table2.E12" office:value-type="string">
            <text:p text:style-name="P42"><text:span text:style-name="T20">۴</text:span></text:p>
          </table:table-cell>
        </table:table-row>
        <table:table-row table:style-name="Table2.13">
          <table:table-cell table:style-name="Table2.A13" office:value-type="string">
            <text:p text:style-name="P42"><text:span text:style-name="T20">***</text:span></text:p>
          </table:table-cell>
          <table:table-cell table:style-name="Table2.B13" office:value-type="string">
            <text:p text:style-name="P42"><text:span text:style-name="T20">**</text:span></text:p>
          </table:table-cell>
          <table:table-cell table:style-name="Table2.C13" office:value-type="string">
            <text:p text:style-name="P42"><text:span text:style-name="T20">داوری</text:span></text:p>
          </table:table-cell>
          <table:table-cell table:style-name="Table2.D13" office:value-type="string">
            <text:p text:style-name="P42"><text:span text:style-name="T20">اعلام نتایج</text:span></text:p>
          </table:table-cell>
          <table:table-cell table:style-name="Table2.E13" office:value-type="string">
            <text:p text:style-name="P42"><text:span text:style-name="T20">5</text:span></text:p>
          </table:table-cell>
        </table:table-row>
      </table:table>
      <text:p text:style-name="P24"><text:soft-page-break/></text:p>
      <text:p text:style-name="P17"><text:span text:style-name="T2">محورهای مسابقه / رویداد: </text:span><text:span text:style-name="T15">( در اين قسمت به صورت شماره گذاری شده و به تفکیک بخش اصلی و فرعی فهرست شود)</text:span><text:span text:style-name="T22"> </text:span></text:p>
      <text:p text:style-name="P18"><text:span text:style-name="T3">این مسابقه در 2 محور زیر برگزار می</text:span><text:span text:style-name="T4">‌</text:span><text:span text:style-name="T3">گردد:</text:span></text:p>
      <text:list xml:id="list2874384475" text:style-name="WWNum10">
        <text:list-item>
          <text:p text:style-name="P5"><text:span text:style-name="T3">هوش مصنوعی</text:span></text:p>
        </text:list-item>
        <text:list-item>
          <text:p text:style-name="P5"><text:span text:style-name="T3">امنیت شبکه</text:span></text:p>
        </text:list-item>
      </text:list>
      <text:p text:style-name="P33"/>
      <text:p text:style-name="P19"><text:span text:style-name="T2">دامنه برگزاری: <text:s/></text:span><text:span text:style-name="T3">درون واحدی </text:span><text:span text:style-name="T5">£</text:span><text:span text:style-name="T3"> <text:s text:c="5"/>استانی </text:span><text:span text:style-name="T5"></text:span><text:span text:style-name="T3"> <text:s text:c="6"/>منطقه</text:span><text:span text:style-name="T4">‌</text:span><text:span text:style-name="T3">ای </text:span><text:span text:style-name="T5">£</text:span><text:span text:style-name="T3"> <text:s text:c="6"/>ملی </text:span><text:span text:style-name="T5"></text:span><text:span text:style-name="T3"> <text:s text:c="5"/>بین المللی</text:span><text:span text:style-name="T2"> </text:span><text:span text:style-name="T5">£</text:span></text:p>
      <text:p text:style-name="P24"/>
      <text:p text:style-name="P18"><text:span text:style-name="T2">انجمن‌های دانشجویی فعال (درون واحد/استانی) در مسابقه :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4"/>
            <text:p text:style-name="P35"><text:span text:style-name="T16">ردیف</text:span></text:p>
          </table:table-cell>
          <table:table-cell table:style-name="Table3.A1" office:value-type="string">
            <text:p text:style-name="P34"/>
            <text:p text:style-name="P35"><text:span text:style-name="T16">نام انجمن</text:span></text:p>
          </table:table-cell>
          <table:table-cell table:style-name="Table3.A1" office:value-type="string">
            <text:p text:style-name="P35"><text:span text:style-name="T23"><text:line-break/></text:span><text:span text:style-name="T16">زمینه تخصصی</text:span></text:p>
          </table:table-cell>
          <table:table-cell table:style-name="Table3.A1" office:value-type="string">
            <text:p text:style-name="P36"><text:span text:style-name="T23"><text:line-break/></text:span><text:span text:style-name="T16">سطح</text:span></text:p>
          </table:table-cell>
          <table:table-cell table:style-name="Table3.A1" office:value-type="string">
            <text:p text:style-name="P35"><text:span text:style-name="T16">وضعیت<text:line-break/> ثبت انجمن</text:span></text:p>
          </table:table-cell>
          <table:table-cell table:style-name="Table3.A1" office:value-type="string">
            <text:p text:style-name="P35"><text:span text:style-name="T16">نحوه همکاری<text:line-break/>(لیست فعالیت‌ها)</text:span></text:p>
          </table:table-cell>
        </table:table-row>
        <table:table-row table:style-name="Table3.1">
          <table:table-cell table:style-name="Table3.A1" office:value-type="string">
            <text:p text:style-name="P35"><text:span text:style-name="T16">1</text:span></text:p>
          </table:table-cell>
          <table:table-cell table:style-name="Table3.A1" office:value-type="string">
            <text:p text:style-name="P39"><text:span text:style-name="T18">انجمن علمی مهندسی کامپیوتر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><text:span text:style-name="T17">£</text:span><text:span text:style-name="T16"> درون واحد <text:s/><text:line-break/></text:span><text:span text:style-name="T17"></text:span><text:span text:style-name="T16"> استانی</text:span></text:p>
          </table:table-cell>
          <table:table-cell table:style-name="Table3.A1" office:value-type="string">
            <text:p text:style-name="P38"><text:span text:style-name="T17">£</text:span><text:span text:style-name="T16"> در حال بررسی <text:s/><text:line-break/></text:span><text:span text:style-name="T17">£</text:span><text:span text:style-name="T16"> ثبت شده</text:span></text:p>
          </table:table-cell>
          <table:table-cell table:style-name="Table3.A1" office:value-type="string">
            <text:p text:style-name="P34"/>
          </table:table-cell>
        </table:table-row>
        <table:table-row table:style-name="Table3.1">
          <table:table-cell table:style-name="Table3.A1" office:value-type="string">
            <text:p text:style-name="P35"><text:span text:style-name="T16">2</text:span></text:p>
          </table:table-cell>
          <table:table-cell table:style-name="Table3.A1" office:value-type="string">
            <text:p text:style-name="P35"><text:span text:style-name="T19">انجمن علمی مهندسی برق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><text:span text:style-name="T17">£</text:span><text:span text:style-name="T16"> درون واحد <text:s/><text:line-break/></text:span><text:span text:style-name="T17"></text:span><text:span text:style-name="T16"> استانی</text:span></text:p>
          </table:table-cell>
          <table:table-cell table:style-name="Table3.A1" office:value-type="string">
            <text:p text:style-name="P38"><text:span text:style-name="T17">£</text:span><text:span text:style-name="T16"> در حال بررسی <text:s/><text:line-break/></text:span><text:span text:style-name="T17">£</text:span><text:span text:style-name="T16"> ثبت شده</text:span></text:p>
          </table:table-cell>
          <table:table-cell table:style-name="Table3.A1" office:value-type="string">
            <text:p text:style-name="P34"/>
          </table:table-cell>
        </table:table-row>
        <table:table-row table:style-name="Table3.1">
          <table:table-cell table:style-name="Table3.A1" office:value-type="string">
            <text:p text:style-name="P35"><text:span text:style-name="T16">3</text:span></text:p>
          </table:table-cell>
          <table:table-cell table:style-name="Table3.A1" office:value-type="string">
            <text:p text:style-name="P35"><text:span text:style-name="T19">انجمن علمی مهندسی نرم افزار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><text:span text:style-name="T17">£</text:span><text:span text:style-name="T16"> درون واحد <text:s/><text:line-break/></text:span><text:span text:style-name="T17"></text:span><text:span text:style-name="T16"> استانی</text:span></text:p>
          </table:table-cell>
          <table:table-cell table:style-name="Table3.A1" office:value-type="string">
            <text:p text:style-name="P38"><text:span text:style-name="T17">£</text:span><text:span text:style-name="T16"> در حال بررسی <text:s/><text:line-break/></text:span><text:span text:style-name="T17">£</text:span><text:span text:style-name="T16"> ثبت شده</text:span></text:p>
          </table:table-cell>
          <table:table-cell table:style-name="Table3.A1" office:value-type="string">
            <text:p text:style-name="P34"/>
          </table:table-cell>
        </table:table-row>
        <table:table-row table:style-name="Table3.1">
          <table:table-cell table:style-name="Table3.A1" office:value-type="string">
            <text:p text:style-name="P35"><text:span text:style-name="T16">4</text:span></text:p>
          </table:table-cell>
          <table:table-cell table:style-name="Table3.A1" office:value-type="string">
            <text:p text:style-name="P35"><text:span text:style-name="T19">انجمن علمی هوش مصنوعی</text:span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><text:span text:style-name="T17">£</text:span><text:span text:style-name="T16"> درون واحد <text:s/><text:line-break/></text:span><text:span text:style-name="T17"></text:span><text:span text:style-name="T16"> استانی</text:span></text:p>
          </table:table-cell>
          <table:table-cell table:style-name="Table3.A1" office:value-type="string">
            <text:p text:style-name="P38"><text:span text:style-name="T17">£</text:span><text:span text:style-name="T16"> در حال بررسی <text:s/><text:line-break/></text:span><text:span text:style-name="T17">£</text:span><text:span text:style-name="T16"> ثبت شده</text:span></text:p>
          </table:table-cell>
          <table:table-cell table:style-name="Table3.A1" office:value-type="string">
            <text:p text:style-name="P3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Karim" svg:font-family="'B Karim'" style:font-family-generic="system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B Zar" svg:font-family="'B Z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IRZar" svg:font-family="IRZar" style:font-pitch="variable"/>
    <style:font-face style:name="KacstOne" svg:font-family="KacstOn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 2" svg:font-family="'Wingdings 2'" style:font-family-generic="roman" style:font-pitch="variable" style:font-charset="x-symbol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783in" fo:margin-right="0.0783in" fo:margin-top="0in" fo:margin-bottom="0in" style:contextual-spacing="false" fo:line-height="100%" fo:text-align="center" style:justify-single-word="false" fo:orphans="2" fo:widows="2" fo:text-indent="0in" style:auto-text-indent="false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.0783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in" fo:margin-right="0in" fo:text-align="start" style:justify-single-word="false" fo:orphans="0" fo:widows="0" fo:hyphenation-ladder-count="no-limit" fo:text-indent="0in" style:auto-text-indent="false" text:number-lines="false" text:line-number="0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F" style:font-family-generic-asian="system" style:font-pitch-asian="variable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B Zar" style:font-family-complex="'B Zar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B Zar" style:font-family-complex="'B Zar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language="en" fo:country="US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0201in" fo:text-indent="-0.25in" fo:margin-left="3.0201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201in" fo:text-indent="-0.25in" fo:margin-left="3.5201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.0201in" fo:text-indent="-0.25in" fo:margin-left="4.0201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201in" fo:text-indent="-0.25in" fo:margin-left="4.520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283in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83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83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83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8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8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83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83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8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783in"/>
        </style:list-level-properties>
        <style:text-properties fo:font-family="Wingdings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783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783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783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78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78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783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783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78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783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783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783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783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78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78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783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783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78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30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0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30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30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30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30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30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30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3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783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783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783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783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783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78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783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783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78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283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283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283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283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28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283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283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807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807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807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807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807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807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807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80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807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807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807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807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807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807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807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80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0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0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0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0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0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0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0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07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0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0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0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0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0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0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-top="6.01pt groove #000000" fo:border-bottom="6.01pt ridge #000000" fo:border-left="6.01pt groove #000000" fo:border-right="6.01pt ridge #000000" fo:padding-top="0.2134in" fo:padding-bottom="0.2925in" fo:padding-left="0.5835in" fo:padding-right="0.5835in" style:writing-mode="rl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01in" fo:margin-left="0in" fo:margin-right="0in" fo:margin-bottom="0.3307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-top="6.01pt groove #000000" fo:border-bottom="6.01pt ridge #000000" fo:border-left="6.01pt groove #000000" fo:border-right="6.01pt ridge #000000" fo:padding="0.3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5.7799in" svg:y="0.1866in" svg:width="0.4882in" svg:height="0.7638in" draw:z-index="8"><draw:image xlink:href="Pictures/100000000000006B000000A828189604F953883C.jpg" xlink:type="simple" xlink:show="embed" xlink:actuate="onLoad" draw:mime-type="image/jpeg"/><svg:desc>Azad 1copy.jpg</svg:desc><draw:contour-polygon svg:width="0.4874in" svg:height="0.7657in" svg:viewBox="0 0 1238 1945" draw:points="-26,0 -26,1945 1212,1945 1212,0" draw:recreate-on-edit="false"/></draw:frame><draw:frame draw:style-name="Mfr2" draw:name="Image2" text:anchor-type="char" svg:x="-0.2083in" svg:y="0.0957in" svg:width="0.861in" svg:height="0.8543in" draw:z-index="1"><draw:image xlink:href="Pictures/10000000000004D7000004CB93367C629D0E0D17.png" xlink:type="simple" xlink:show="embed" xlink:actuate="onLoad" draw:mime-type="image/png"/><svg:desc>armnokhbegan</svg:desc></draw:frame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ham</meta:initial-creator>
    <meta:editing-cycles>58</meta:editing-cycles>
    <meta:print-date>2024-01-04T06:25:00</meta:print-date>
    <meta:creation-date>2025-01-22T17:35:00</meta:creation-date>
    <dc:date>2025-02-15T02:15:35.379901529</dc:date>
    <meta:editing-duration>PT11H40M45S</meta:editing-duration>
    <meta:generator>LibreOffice/7.3.7.2$Linux_X86_64 LibreOffice_project/30$Build-2</meta:generator>
    <meta:document-statistic meta:table-count="3" meta:image-count="2" meta:object-count="0" meta:page-count="5" meta:paragraph-count="131" meta:word-count="790" meta:character-count="4059" meta:non-whitespace-character-count="3336"/>
    <meta:user-defined meta:name="AppVersion">16.0000</meta:user-defined>
    <meta:user-defined meta:name="GrammarlyDocumentId">4fa425ef6e98d9431f369559603889ac6d83451968b4a91322326ea6733e3a60</meta:user-defined>
    <meta:template xlink:type="simple" xlink:actuate="onRequest" xlink:title="Normal" xlink:href=""/>
  </office:meta>
</office:document-meta>
</file>